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d38c" officeooo:paragraph-rsid="000dd38c"/>
    </style:style>
    <style:style style:name="P2" style:family="paragraph" style:parent-style-name="Standard">
      <style:text-properties fo:language="en" fo:country="US" officeooo:rsid="001cc66d" officeooo:paragraph-rsid="001cc66d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US" officeooo:rsid="00207056" officeooo:paragraph-rsid="00207056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20pt" fo:language="zxx" fo:country="none" officeooo:rsid="000dd38c" officeooo:paragraph-rsid="000dd38c" style:font-size-asian="20pt" style:language-asian="zxx" style:country-asian="none" style:font-size-complex="20pt" style:language-complex="zxx" style:country-complex="none"/>
    </style:style>
    <style:style style:name="P5" style:family="paragraph" style:parent-style-name="Standard">
      <style:text-properties fo:language="zxx" fo:country="none" officeooo:rsid="000dd38c" officeooo:paragraph-rsid="000dd38c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e80ff" officeooo:paragraph-rsid="000e80f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2bda" officeooo:paragraph-rsid="000f2bda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2ecc" officeooo:paragraph-rsid="000f2ecc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f2ecc" officeooo:paragraph-rsid="000ff5a8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f2ecc" officeooo:paragraph-rsid="001ada86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5ba36" officeooo:paragraph-rsid="0015ba36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5ba36" officeooo:paragraph-rsid="001ada86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ff5a8" officeooo:paragraph-rsid="000ff5a8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ff5a8" officeooo:paragraph-rsid="00110295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ff5a8" officeooo:paragraph-rsid="001ada86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0ff5a8" officeooo:paragraph-rsid="001c8585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10295" officeooo:paragraph-rsid="00110295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22617" officeooo:paragraph-rsid="00122617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8b3f2" officeooo:paragraph-rsid="0018b3f2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6d64d" officeooo:paragraph-rsid="001ada86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d81cb" officeooo:paragraph-rsid="0015ba36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276dcd" officeooo:paragraph-rsid="00276dcd" style:language-asian="zxx" style:country-asian="none" style:language-complex="zxx" style:country-complex="none"/>
    </style:style>
    <style:style style:name="P23" style:family="paragraph" style:parent-style-name="Standard">
      <style:text-properties fo:font-size="15pt" fo:language="zxx" fo:country="none" officeooo:rsid="000dd38c" officeooo:paragraph-rsid="000dd38c" style:font-size-asian="15pt" style:language-asian="zxx" style:country-asian="none" style:font-size-complex="15pt" style:language-complex="zxx" style:country-complex="none"/>
    </style:style>
    <style:style style:name="P24" style:family="paragraph" style:parent-style-name="Standard">
      <style:text-properties fo:font-size="15pt" fo:language="zxx" fo:country="none" officeooo:rsid="00110295" officeooo:paragraph-rsid="00110295" style:font-size-asian="15pt" style:language-asian="zxx" style:country-asian="none" style:font-size-complex="15pt" style:language-complex="zxx" style:country-complex="none"/>
    </style:style>
    <style:style style:name="P25" style:family="paragraph" style:parent-style-name="Standard">
      <style:text-properties fo:font-size="15pt" fo:language="zxx" fo:country="none" officeooo:rsid="0018b3f2" officeooo:paragraph-rsid="0018b3f2" style:font-size-asian="15pt" style:language-asian="zxx" style:country-asian="none" style:font-size-complex="15pt" style:language-complex="zxx" style:country-complex="none"/>
    </style:style>
    <style:style style:name="P26" style:family="paragraph" style:parent-style-name="Standard">
      <style:text-properties fo:font-size="15pt" fo:language="zxx" fo:country="none" officeooo:rsid="0021947f" officeooo:paragraph-rsid="0021947f" style:font-size-asian="15pt" style:language-asian="zxx" style:country-asian="none" style:font-size-complex="15pt" style:language-complex="zxx" style:country-complex="none"/>
    </style:style>
    <style:style style:name="P27" style:family="paragraph" style:parent-style-name="Standard">
      <style:text-properties fo:font-size="15pt" fo:language="zxx" fo:country="none" officeooo:rsid="00276dcd" officeooo:paragraph-rsid="00276dcd" style:font-size-asian="15pt" style:language-asian="zxx" style:country-asian="none" style:font-size-complex="15pt" style:language-complex="zxx" style:country-complex="none"/>
    </style:style>
    <style:style style:name="P28" style:family="paragraph" style:parent-style-name="Standard">
      <style:text-properties fo:font-size="15pt" fo:language="zxx" fo:country="none" officeooo:rsid="0028c460" officeooo:paragraph-rsid="0028c460" style:font-size-asian="15pt" style:language-asian="zxx" style:country-asian="none" style:font-size-complex="15pt" style:language-complex="zxx" style:country-complex="none"/>
    </style:style>
    <style:style style:name="P29" style:family="paragraph" style:parent-style-name="Standard">
      <style:text-properties style:font-name="Source Code Pro" fo:language="zxx" fo:country="none" officeooo:rsid="000dd38c" officeooo:paragraph-rsid="000dd38c" style:language-asian="zxx" style:country-asian="none" style:language-complex="zxx" style:country-complex="none"/>
    </style:style>
    <style:style style:name="P30" style:family="paragraph" style:parent-style-name="Standard">
      <style:text-properties fo:font-size="13pt" fo:language="zxx" fo:country="none" officeooo:rsid="000f2ecc" officeooo:paragraph-rsid="000f2ecc" style:font-size-asian="13pt" style:language-asian="zxx" style:country-asian="none" style:font-size-complex="13pt" style:language-complex="zxx" style:country-complex="none"/>
    </style:style>
    <style:style style:name="P31" style:family="paragraph" style:parent-style-name="Standard">
      <style:text-properties fo:font-size="13pt" fo:language="zxx" fo:country="none" officeooo:rsid="00110295" officeooo:paragraph-rsid="00110295" style:font-size-asian="13pt" style:language-asian="zxx" style:country-asian="none" style:font-size-complex="13pt" style:language-complex="zxx" style:country-complex="none"/>
    </style:style>
    <style:style style:name="P32" style:family="paragraph" style:parent-style-name="Standard">
      <style:text-properties fo:font-size="13pt" fo:language="zxx" fo:country="none" officeooo:rsid="00122617" officeooo:paragraph-rsid="00122617" style:font-size-asian="13pt" style:language-asian="zxx" style:country-asian="none" style:font-size-complex="13pt" style:language-complex="zxx" style:country-complex="none"/>
    </style:style>
    <style:style style:name="P33" style:family="paragraph" style:parent-style-name="Standard">
      <style:text-properties fo:font-size="13pt" fo:language="ru" fo:country="RU" officeooo:rsid="00186a71" officeooo:paragraph-rsid="00186a71" style:font-size-asian="13pt" style:language-asian="zxx" style:country-asian="none" style:font-size-complex="13pt" style:language-complex="zxx" style:country-complex="none"/>
    </style:style>
    <style:style style:name="P34" style:family="paragraph" style:parent-style-name="Standard">
      <style:text-properties fo:language="ru" fo:country="RU" officeooo:rsid="00251958" officeooo:paragraph-rsid="0021947f" style:language-asian="zxx" style:country-asian="none" style:language-complex="zxx" style:country-complex="none"/>
    </style:style>
    <style:style style:name="P35" style:family="paragraph" style:parent-style-name="Standard">
      <style:text-properties officeooo:paragraph-rsid="0028c460"/>
    </style:style>
    <style:style style:name="P36" style:family="paragraph" style:parent-style-name="Standard">
      <style:text-properties fo:language="ru" fo:country="RU" officeooo:rsid="00276dcd" officeooo:paragraph-rsid="00276dcd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rsid="0028c460" officeooo:paragraph-rsid="0028c460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rsid="00122617" officeooo:paragraph-rsid="00122617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rsid="002adf54" officeooo:paragraph-rsid="002adf54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rsid="0021947f" officeooo:paragraph-rsid="0021947f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rsid="002be764" officeooo:paragraph-rsid="002be764" style:language-asian="zxx" style:country-asian="none" style:language-complex="zxx" style:country-complex="none"/>
    </style:style>
    <style:style style:name="P42" style:family="paragraph" style:parent-style-name="Standard">
      <style:text-properties fo:font-size="15pt" fo:language="zxx" fo:country="none" officeooo:rsid="002adf54" officeooo:paragraph-rsid="002adf54" style:font-size-asian="15pt" style:language-asian="zxx" style:country-asian="none" style:font-size-complex="15pt" style:language-complex="zxx" style:country-complex="none"/>
    </style:style>
    <style:style style:name="P43" style:family="paragraph" style:parent-style-name="Standard">
      <style:text-properties style:font-name="Source Code Pro" fo:language="zxx" fo:country="none" officeooo:rsid="002be764" officeooo:paragraph-rsid="002be764" style:language-asian="zxx" style:country-asian="none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d64d"/>
    </style:style>
    <style:style style:name="T3" style:family="text">
      <style:text-properties fo:language="en" fo:country="US" officeooo:rsid="001f47e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ada86"/>
    </style:style>
    <style:style style:name="T6" style:family="text">
      <style:text-properties fo:language="ru" fo:country="RU" officeooo:rsid="001c8585"/>
    </style:style>
    <style:style style:name="T7" style:family="text">
      <style:text-properties fo:language="ru" fo:country="RU" officeooo:rsid="001f47e5"/>
    </style:style>
    <style:style style:name="T8" style:family="text">
      <style:text-properties fo:language="ru" fo:country="RU" officeooo:rsid="00234cdd"/>
    </style:style>
    <style:style style:name="T9" style:family="text">
      <style:text-properties fo:language="ru" fo:country="RU" officeooo:rsid="00251958"/>
    </style:style>
    <style:style style:name="T10" style:family="text">
      <style:text-properties officeooo:rsid="000f2bda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officeooo:rsid="000ff5a8"/>
    </style:style>
    <style:style style:name="T13" style:family="text">
      <style:text-properties officeooo:rsid="000e80ff"/>
    </style:style>
    <style:style style:name="T14" style:family="text">
      <style:text-properties officeooo:rsid="000f2ecc"/>
    </style:style>
    <style:style style:name="T15" style:family="text">
      <style:text-properties officeooo:rsid="00110295"/>
    </style:style>
    <style:style style:name="T16" style:family="text">
      <style:text-properties officeooo:rsid="0016d64d"/>
    </style:style>
    <style:style style:name="T17" style:family="text">
      <style:text-properties officeooo:rsid="000f99a4"/>
    </style:style>
    <style:style style:name="T18" style:family="text">
      <style:text-properties officeooo:rsid="00101e7f"/>
    </style:style>
    <style:style style:name="T19" style:family="text">
      <style:text-properties officeooo:rsid="0011c8f7"/>
    </style:style>
    <style:style style:name="T20" style:family="text">
      <style:text-properties officeooo:rsid="00215453"/>
    </style:style>
    <style:style style:name="T21" style:family="text">
      <style:text-properties officeooo:rsid="00227165"/>
    </style:style>
    <style:style style:name="T22" style:family="text">
      <style:text-properties officeooo:rsid="001ef826"/>
    </style:style>
    <style:style style:name="T23" style:family="text">
      <style:text-properties officeooo:rsid="0017db68"/>
    </style:style>
    <style:style style:name="T24" style:family="text">
      <style:text-properties officeooo:rsid="001d81cb"/>
    </style:style>
    <style:style style:name="T25" style:family="text">
      <style:text-properties officeooo:rsid="001ffbd7"/>
    </style:style>
    <style:style style:name="T26" style:family="text">
      <style:text-properties officeooo:rsid="001f47e5"/>
    </style:style>
    <style:style style:name="T27" style:family="text">
      <style:text-properties fo:language="zxx" fo:country="none"/>
    </style:style>
    <style:style style:name="T28" style:family="text">
      <style:text-properties fo:language="zxx" fo:country="none" officeooo:rsid="0028c460" style:language-asian="zxx" style:country-asian="none" style:language-complex="zxx" style:country-complex="none"/>
    </style:style>
    <style:style style:name="T29" style:family="text">
      <style:text-properties officeooo:rsid="00251958"/>
    </style:style>
    <style:style style:name="T30" style:family="text">
      <style:text-properties officeooo:rsid="0028c460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fo:language="en" fo:country="US" officeooo:rsid="002adf54" style:language-asian="zxx" style:country-asian="none" style:language-complex="zxx" style:country-complex="none"/>
    </style:style>
    <style:style style:name="T33" style:family="text">
      <style:text-properties style:font-name="Liberation Serif" officeooo:rsid="0028c460"/>
    </style:style>
    <style:style style:name="T34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5" style:family="text">
      <style:text-properties style:font-name="Liberation Serif" fo:language="zxx" fo:country="none" officeooo:rsid="0028c460" style:language-asian="zxx" style:country-asian="none" style:language-complex="zxx" style:country-complex="none"/>
    </style:style>
    <style:style style:name="T36" style:family="text">
      <style:text-properties style:font-name="Liberation Serif" fo:language="zxx" fo:country="none" officeooo:rsid="002adf54" style:language-asian="zxx" style:country-asian="none" style:language-complex="zxx" style:country-complex="none"/>
    </style:style>
    <style:style style:name="T37" style:family="text">
      <style:text-properties style:font-name="Liberation Serif" officeooo:rsid="002adf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Руководство к языку программирования «nom».</text:p>
      <text:p text:style-name="P5"/>
      <text:p text:style-name="P23">Основные сведения.</text:p>
      <text:p text:style-name="P5">Язык nom создавался с целью замены TA0. Сейчас для nom создан официальный компилятор “onc” который в качестве первого аргумента берёт исходный текст программы на nom (желательно что бы файл с исходным текстом программы имел расширение .nom), а второй аргумент это название получаемого файла. Пример вызова onc для TVM v0.<text:span text:style-name="T25">4</text:span>:</text:p>
      <text:p text:style-name="P5"/>
      <text:p text:style-name="P29">nom аргумент1.nom аргумент2.ncp</text:p>
      <text:p text:style-name="P5"/>
      <text:p text:style-name="P5">Обращаю ваше внимание на то что второй аргумент это имя получаемого в качестве работы onc файла, который желательно должен иметь расширение .ncp (формат исполняемых файлов в TVM, аналог .exe / .<text:span text:style-name="T13">com / .out</text:span> в некоторых других системах).</text:p>
      <text:p text:style-name="P5"/>
      <text:p text:style-name="P6"><text:span text:style-name="T11">Лексемы в nom разделяются на 3 группы:</text:span> </text:p>
      <text:p text:style-name="P6"/>
      <text:p text:style-name="P6"><text:span text:style-name="T11">Ключевые слова</text:span>. Обобщённый синтаксис ключевых слов выглядит следующим образом: [ключевое слово] [флаг] [данные]. Бывает так что для работы ключевого слова не требуется ни флаг ни данные, тогда для ясности флаг и данные можно заполнить ключевым словом nil.</text:p>
      <text:p text:style-name="P6"/>
      <text:p text:style-name="P6"><text:span text:style-name="T11">Директивы</text:span>. Обобщённый синтаксис директив выглядит следующим образом: [директива] [флаг] [данные]. Обращаю внимание на то что все директивы имеют имя начинающиеся с (.) также в отличие от ключевых слов, с которыми у директив общая природа, директивы имеют более высокий приоритет. <text:span text:style-name="T10">Помимо этого директивы могут влиять на порядок выполнения программы, менять структуру самой программы, завершать работу программы. Используя директивы можно писать программы меняющие самих себя.</text:span></text:p>
      <text:p text:style-name="P6"/>
      <text:p text:style-name="P7"><text:span text:style-name="T11">Флаги</text:span>. В отличие от ключевых слов и директив флаги это не самостоятельные лексемы, всё для чего они созданы, это пояснение работы ключевого слова или директивы, а так же указание на что-либо. Имена всех флагов начинаются с (_). </text:p>
      <text:p text:style-name="P7"/>
      <text:p text:style-name="P24">Синтаксис языка nom.</text:p>
      <text:p text:style-name="P24"/>
      <text:p text:style-name="P33">Основное правило синтаксиса языка <text:span text:style-name="T27">nom</text:span><text:span text:style-name="T1"> – </text:span>все лексемы разделяются пробелами.</text:p>
      <text:p text:style-name="P7"/>
      <text:p text:style-name="P30">Синтаксис директив и ключевых слов в языке nom:</text:p>
      <text:p text:style-name="P8">Ключевые слова:</text:p>
      <text:p text:style-name="P8">nil<text:tab/>crg<text:tab/>crc<text:tab/>prg<text:tab/>prc<text:tab/>com<text:tab/>put<text:tab/>add <text:tab/>subt<text:tab/><text:span text:style-name="T16">mult<text:tab/>div<text:tab/>cmp</text:span></text:p>
      <text:p text:style-name="P2">push<text:tab/>eject<text:tab/>sum<text:tab/>write</text:p>
      <text:p text:style-name="P8"/>
      <text:p text:style-name="P8">nil – слово-ноль применяется для повышения ясности кода, в ситуациях когда что-либо отсутствует. </text:p>
      <text:p text:style-name="P10">crg – имеет действие аналогичное команде CRG. <text:span text:style-name="T5">В</text:span><text:span text:style-name="T17">ыбор регистра.</text:span></text:p>
      <text:p text:style-name="P10">crc – имеет действие аналогичное команде CRC. <text:span text:style-name="T17">Выбор ячейки.</text:span></text:p>
      <text:p text:style-name="P10">prg – имеет действие аналогичное команде PRG. <text:span text:style-name="T17">Положить данные в нулевую ячейку выбранного регистра.</text:span></text:p>
      <text:p text:style-name="P10">prc – имеет действие аналогичное команде PRC.<text:span text:style-name="T17"> </text:span><text:span text:style-name="T5">П</text:span><text:span text:style-name="T17">оложить данные в <text:s/>выбранную ячейку в выбранный регистр.</text:span></text:p>
      <text:p text:style-name="P10"><text:span text:style-name="T12">com</text:span> – имеет действие аналогичное команде <text:span text:style-name="T12">COM</text:span>. <text:span text:style-name="T18">Использование инструкции с выбранным кодом.</text:span></text:p>
      <text:p text:style-name="P10"><text:soft-page-break/><text:span text:style-name="T12">put </text:span>– имеет действие аналогичное команде <text:span text:style-name="T12">PUT</text:span>. <text:span text:style-name="T18">Вывод значений на экран.</text:span></text:p>
      <text:p text:style-name="P10"><text:span text:style-name="T12">add</text:span> – имеет действие аналогичное команде <text:span text:style-name="T12">ACCADD</text:span>. <text:span text:style-name="T5">У</text:span><text:span text:style-name="T18">величение значения в аккумуляторе на выбранное количество единиц.</text:span></text:p>
      <text:p text:style-name="P10"><text:span text:style-name="T12">subt</text:span> – имеет действие аналогичное команде <text:span text:style-name="T12">ACCSUBT</text:span>. <text:span text:style-name="T5">У</text:span><text:span text:style-name="T18">меньшение значения в аккумуляторе на выбранное количество единиц.</text:span></text:p>
      <text:p text:style-name="P20">mult – имеет действие аналогичное ACCMULT. <text:span text:style-name="T20">Умножение аккумулятора.</text:span></text:p>
      <text:p text:style-name="P20"><text:span text:style-name="T1">d</text:span><text:span text:style-name="T4">iv</text:span> – имеет действие аналогичное ACCDIV. <text:span text:style-name="T21">Деление аккумулятора.</text:span></text:p>
      <text:p text:style-name="P10">c<text:span text:style-name="T12">mp</text:span> – имеет действие аналогичное команде C<text:span text:style-name="T12">MP</text:span>. <text:span text:style-name="T18">Сравнение значений регистров.</text:span></text:p>
      <text:p text:style-name="P12"><text:span text:style-name="T2">i</text:span>nput – имеет действие аналогичное команде INPUT. <text:span text:style-name="T22">Ввод значений с клавиатуры.</text:span></text:p>
      <text:p text:style-name="P2">push – <text:span text:style-name="T4">добавление нового элемента в стек.</text:span></text:p>
      <text:p text:style-name="P2">eject – <text:span text:style-name="T4">извлечение головного элемента из стека.</text:span></text:p>
      <text:p text:style-name="P2">sum – <text:span text:style-name="T4">суммирование всех элементов стека.</text:span></text:p>
      <text:p text:style-name="P2">write – <text:span text:style-name="T4">вывод головного элемента стека.</text:span></text:p>
      <text:p text:style-name="P9"/>
      <text:p text:style-name="P13">Директивы:</text:p>
      <text:p text:style-name="P13">.jump <text:s text:c="3"/><text:span text:style-name="T14">.</text:span>point <text:s text:c="3"/>.deb <text:s text:c="3"/>.main <text:s text:c="3"/>.restart <text:s text:c="3"/>.quit <text:s text:c="3"/>.clear <text:s text:c="3"/>.goback <text:s text:c="3"/>.end</text:p>
      <text:p text:style-name="P13"/>
      <text:p text:style-name="P15">.jump – имеет действие аналогичное команде GJP. <text:span text:style-name="T17">Перейти к JPT с выбранным кодом.</text:span></text:p>
      <text:p text:style-name="P15">.point – имеет действие аналогичное команде JPT. <text:span text:style-name="T19">Создаёт метку.</text:span></text:p>
      <text:p text:style-name="P16">.deb – имеет действие аналогичное команде DEB. <text:span text:style-name="T19">Выводит номер читаемой ячейки памяти.</text:span></text:p>
      <text:p text:style-name="P16">.main – имеет действие аналогичное команде MAIN. <text:span text:style-name="T6">У</text:span><text:span text:style-name="T18">казывает на начало программы.</text:span></text:p>
      <text:p text:style-name="P16">.restart – имеет действие аналогичное команде RESTART. <text:span text:style-name="T18">Начинает исполнение программы сызнова.</text:span></text:p>
      <text:p text:style-name="P16">.<text:span text:style-name="T15">quit </text:span>– имеет действие аналогичное команде <text:span text:style-name="T15">QUIT</text:span>. <text:span text:style-name="T18">Завершает выполнение программы.</text:span></text:p>
      <text:p text:style-name="P16">.<text:span text:style-name="T15">clear </text:span>– имеет действие аналогичное команде <text:span text:style-name="T15">CLEAR</text:span>. <text:span text:style-name="T6">С</text:span><text:span text:style-name="T18">тирает код программы из памяти.</text:span></text:p>
      <text:p text:style-name="P16">.<text:span text:style-name="T15">goback </text:span>– имеет действие аналогичное команде <text:span text:style-name="T15">GOBACK</text:span>. <text:span text:style-name="T18">Возвращает выполнение программы в изначальную точку.</text:span></text:p>
      <text:p text:style-name="P16">.<text:span text:style-name="T15">end </text:span>– имеет действие аналогичное команде <text:span text:style-name="T15">END</text:span>. <text:span text:style-name="T23">Конец программы.</text:span></text:p>
      <text:p text:style-name="P14"/>
      <text:p text:style-name="P11">Флаги:</text:p>
      <text:p text:style-name="P11">_stdi<text:tab/>_stda<text:tab/>_stdc<text:tab/>_cwr<text:tab/>_vwr<text:tab/>_all<text:tab/>_acc<text:tab/>_cacc</text:p>
      <text:p text:style-name="P11">_stdi – указывает на то что данные это число из регистра.</text:p>
      <text:p text:style-name="P11">_stda – указывает на то что данные это адрес из регистра.</text:p>
      <text:p text:style-name="P11">_stdc – указывает на то что данные это символ из регистра.</text:p>
      <text:p text:style-name="P11">_cwr – указывает на то что данные это символ, не связанный с регистром.</text:p>
      <text:p text:style-name="P11">_vwr – указывает на то что данные это число, не связанное с регистром.</text:p>
      <text:p text:style-name="P11">_all – специальный флаг применяемый к .clear.</text:p>
      <text:p text:style-name="P11">_acc – флаг указывающий на то что данные это число из аккумулятора.</text:p>
      <text:p text:style-name="P11">_сacc – флаг указывающий на то что данные это символ из аккумулятора.</text:p>
      <text:p text:style-name="P11">_<text:span text:style-name="T24">num – флаг указывающий на то что данные это число связанное со стеком. </text:span></text:p>
      <text:p text:style-name="P21">_sym – флаг указывающий на то что данные это символ связанный со стеком.</text:p>
      <text:p text:style-name="P21">_<text:span text:style-name="T3">stack – </text:span><text:span text:style-name="T7">флаг указывающий на то что данные это головной элемент стека.</text:span></text:p>
      <text:p text:style-name="P3">&gt; <text:span text:style-name="T26">–</text:span> <text:span text:style-name="T4">специальный флаг для директивы перехода </text:span>(<text:span text:style-name="T4">.</text:span>jump).<text:span text:style-name="T4"> </text:span></text:p>
      <text:p text:style-name="P3">&gt;= <text:span text:style-name="T26">–</text:span> <text:span text:style-name="T4">специальный флаг для директивы перехода </text:span>(<text:span text:style-name="T4">.</text:span>jump).<text:span text:style-name="T4"> </text:span></text:p>
      <text:p text:style-name="P3">= <text:span text:style-name="T26">–</text:span> <text:span text:style-name="T4">специальный флаг для директивы перехода </text:span>(<text:span text:style-name="T4">.</text:span>jump).<text:span text:style-name="T4"> </text:span></text:p>
      <text:p text:style-name="P3">&lt; <text:span text:style-name="T26">–</text:span> <text:span text:style-name="T4">специальный флаг для директивы перехода </text:span>(<text:span text:style-name="T4">.</text:span>jump).<text:span text:style-name="T4"> </text:span></text:p>
      <text:p text:style-name="P3">&lt;= <text:span text:style-name="T26">–</text:span> <text:span text:style-name="T4">специальный флаг для директивы перехода </text:span>(<text:span text:style-name="T4">.</text:span>jump).<text:span text:style-name="T4"> </text:span></text:p>
      <text:p text:style-name="P14"/>
      <text:p text:style-name="P31">Синтаксис программ:</text:p>
      <text:p text:style-name="P17"/>
      <text:p text:style-name="P17">.main – Начало программы</text:p>
      <text:p text:style-name="P17">[основной код программы]</text:p>
      <text:p text:style-name="P17"><text:soft-page-break/>.end – Конец программы</text:p>
      <text:p text:style-name="P17"/>
      <text:p text:style-name="P17">Примечание. Если часть кода разместить над директивой .main то он выполняться не будет. Используя .jump, .point, .goback и это свойство можно создавать процедуры.</text:p>
      <text:p text:style-name="P17"/>
      <text:p text:style-name="P32">Комментарии:</text:p>
      <text:p text:style-name="P32"/>
      <text:p text:style-name="P18">Начиная с v0.1 в onc есть возможность оставлять комментарии в коде программ. Комментарии начинаются со знака (*) и оканчиваются знаком (*), эти комментарии могут содержать в себе несколько строк. Комментарии не влияют на программу относительно её исполнения и свойств. Пример:</text:p>
      <text:p text:style-name="P18"/>
      <text:p text:style-name="P18">* Hi, how are you? *</text:p>
      <text:p text:style-name="P18"/>
      <text:p text:style-name="P18">Компилятор не выдаст ошибки потому что сообщение «Hi, how are you?» обрамляется (*), а значит является комментарием.</text:p>
      <text:p text:style-name="P18"/>
      <text:p text:style-name="P42">Флаги в языке nom</text:p>
      <text:p text:style-name="P39">Флаги играют очень важную роль в nom, они предназначены для пояснения контекста данных, то есть например, для того чтобы указать на тип данных (_stdi, _stda, _stdc), на источник данных (_acc, _stack, _cwr, _vwr), или на способ исполнения определённой команды (_all).</text:p>
      <text:p text:style-name="P18"/>
      <text:p text:style-name="P26">Процедуры в языке nom</text:p>
      <text:p text:style-name="P40">Для реализации процедур в языке nom используются директивы (.jump), (.point), (.goback) первые две позволяют совершить переход к самой процедуре, а третья позволяет покинуть процедуру и вернуться в место её вызова. <text:span text:style-name="T4">Процедура </text:span><text:span text:style-name="T8">может</text:span><text:span text:style-name="T4"> размещаться ниже того кода который её вызывает </text:span><text:span text:style-name="T8">либо выше</text:span><text:span text:style-name="T4">. </text:span><text:span text:style-name="T9">Крайне не советуем размещать одну процедуру внутри другой.</text:span></text:p>
      <text:p text:style-name="P40"><text:span text:style-name="T9"/></text:p>
      <text:p text:style-name="P41"><text:span text:style-name="T29">О</text:span>бщий синтаксис определения процедуры:</text:p>
      <text:p text:style-name="P43">.point [proc_num]</text:p>
      <text:p text:style-name="P43">* code *</text:p>
      <text:p text:style-name="P43">.goback</text:p>
      <text:p text:style-name="P41"/>
      <text:p text:style-name="P41">Здесь proc_num – это номер процедуры. А между .point и .goback размещается код процедуры. </text:p>
      <text:p text:style-name="P41"/>
      <text:p text:style-name="P41">Общий синтаксис вызова процедуры:</text:p>
      <text:p text:style-name="P43">.jump [cond] [data] [proc_num]</text:p>
      <text:p text:style-name="P41"/>
      <text:p text:style-name="P41">Здесь cond – это условие перехода (&gt;, &gt;=, =, &lt;, &lt;=, ~), data это данные которые будут сравниваться с 0, то есть если в качестве cond передать &gt;, а в качестве data число 9, то переход будет совершён только если верно условие: 0 &gt; 9. А proc_num это номер той процедуры к которой происходит переход если условие верно.</text:p>
      <text:p text:style-name="P34"/>
      <text:p text:style-name="P27"><text:span text:style-name="T29">П</text:span>ространства имён</text:p>
      <text:p text:style-name="P22">Пространство имён — это определённый числовой диапазон в котором все значения являются используемыми, к примеру стандартные флаги TVM (_stdi, _stda, _stdc, _cwr, _vwr, _acc, _cacc, _stack), имеют пространство имён 100, т.е всё в диапазоне от 100 до 200, будет использовано для кодирования вышеприведённых флагов. Пространства имён днлятся на два <text:soft-page-break/>типа: зарезервированные, те которые используются TVM, и нефиксированные, те которые меняются от программы к программе, к примеру номера процедур. <text:s text:c="2"/><text:span text:style-name="T4"><text:s text:c="2"/></text:span></text:p>
      <text:p text:style-name="P36"/>
      <text:p text:style-name="P28">Типы данных</text:p>
      <text:p text:style-name="P37">Тип данных — это способ представления данных в памяти. В nom существует три типа данных и три соответствующих флага: </text:p>
      <text:p text:style-name="P35"><text:span text:style-name="T28">1. Числа, самый простой тип, диапазон значений, как правило, </text:span><text:span text:style-name="Source_20_Text"><text:span text:style-name="T34">-2147483648, +2147483647</text:span></text:span><text:span text:style-name="Source_20_Text"><text:span text:style-name="T35">. Флаги (_stdi, _vwr, _</text:span></text:span><text:span text:style-name="Source_20_Text"><text:span text:style-name="T36">num</text:span></text:span><text:span text:style-name="Source_20_Text"><text:span text:style-name="T35">).</text:span></text:span></text:p>
      <text:p text:style-name="P35"><text:span text:style-name="Source_20_Text"><text:span text:style-name="T35">2. Символы, представляют собой символы таблицы ASCII. Флаги (_stdc, _cwr, _</text:span></text:span><text:span text:style-name="Source_20_Text"><text:span text:style-name="T36">sym</text:span></text:span><text:span text:style-name="Source_20_Text"><text:span text:style-name="T35">). Диапазон значений такой же как и у чисел.</text:span></text:span></text:p>
      <text:p text:style-name="P35"><text:span text:style-name="Source_20_Text"><text:span text:style-name="T35">3. Адреса, представляют собой адреса ячеек регистров, диапазон значений 10 – 77. Флаг (_stda).</text:span></text:span></text:p>
      <text:p text:style-name="P18"/>
      <text:p text:style-name="P25">Замечания по поводу применения языка nom</text:p>
      <text:p text:style-name="P19"/>
      <text:p text:style-name="P19">Не стоит использовать nom в сложных проектах, так-как этот язык является подобием ассемблера для TVM, и не предназначен для написания полноценных программ. Его можно использовать в каких-либо низкоуровневых программах, например драйверах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33:35.430000000</meta:creation-date>
    <dc:date>2019-04-27T11:04:08.256000000</dc:date>
    <meta:editing-duration>PT1H35M54S</meta:editing-duration>
    <meta:editing-cycles>22</meta:editing-cycles>
    <meta:generator>LibreOffice/6.1.4.2$Windows_x86 LibreOffice_project/9d0f32d1f0b509096fd65e0d4bec26ddd1938fd3</meta:generator>
    <meta:document-statistic meta:table-count="0" meta:image-count="0" meta:object-count="0" meta:page-count="4" meta:paragraph-count="91" meta:word-count="1155" meta:character-count="8086" meta:non-whitespace-character-count="6929"/>
  </office:meta>
</office:document-meta>
</file>